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2.2398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fDes</text:p>
          </table:table-cell>
          <table:table-cell office:value-type="string">
            <text:p>Footprint</text:p>
          </table:table-cell>
          <table:table-cell office:value-type="string">
            <text:p>Vendor</text:p>
          </table:table-cell>
          <table:table-cell office:value-type="string">
            <text:p>Vendor Part</text:p>
          </table:table-cell>
          <table:table-cell office:value-type="string">
            <text:p>Value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float" office:value="1206">
            <text:p>1206</text:p>
          </table:table-cell>
          <table:table-cell office:value-type="string">
            <text:p>AVX</text:p>
          </table:table-cell>
          <table:table-cell office:value-type="string">
            <text:p>NOJA475M006RWJ</text:p>
          </table:table-cell>
          <table:table-cell office:value-type="string">
            <text:p>4.7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4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6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7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string">
            <text:p>GRM219R71C104KA01D</text:p>
          </table:table-cell>
          <table:table-cell office:value-type="string">
            <text:p>0.1u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B1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 office:value-type="string">
            <text:p>BLM31PG391SN1L</text:p>
          </table:table-cell>
          <table:table-cell office:value-type="string">
            <text:p>390@100MH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2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 office:value-type="string">
            <text:p>BLM31PG391SN1L</text:p>
          </table:table-cell>
          <table:table-cell office:value-type="string">
            <text:p>390@100MH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B3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 office:value-type="string">
            <text:p>BLM31PG391SN1L</text:p>
          </table:table-cell>
          <table:table-cell office:value-type="string">
            <text:p>390@100MH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2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</text:p>
          </table:table-cell>
          <table:table-cell office:value-type="float" office:value="805">
            <text:p>805</text:p>
          </table:table-cell>
          <table:table-cell table:number-columns-repeated="2" office:value-type="string">
            <text:p>Resistor</text:p>
          </table:table-cell>
          <table:table-cell office:value-type="string">
            <text:p>16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2</text:p>
          </table:table-cell>
          <table:table-cell office:value-type="float" office:value="805">
            <text:p>805</text:p>
          </table:table-cell>
          <table:table-cell table:number-columns-repeated="2" office:value-type="string">
            <text:p>Resistor</text:p>
          </table:table-cell>
          <table:table-cell office:value-type="string">
            <text:p>D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3</text:p>
          </table:table-cell>
          <table:table-cell office:value-type="float" office:value="805">
            <text:p>805</text:p>
          </table:table-cell>
          <table:table-cell table:number-columns-repeated="2" office:value-type="string">
            <text:p>Resistor</text:p>
          </table:table-cell>
          <table:table-cell office:value-type="string">
            <text:p>D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4</text:p>
          </table:table-cell>
          <table:table-cell office:value-type="float" office:value="805">
            <text:p>805</text:p>
          </table:table-cell>
          <table:table-cell table:number-columns-repeated="2" office:value-type="string">
            <text:p>Resistor</text:p>
          </table:table-cell>
          <table:table-cell office:value-type="string">
            <text:p>DN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1</text:p>
          </table:table-cell>
          <table:table-cell/>
          <table:table-cell office:value-type="string">
            <text:p>Minicircuits</text:p>
          </table:table-cell>
          <table:table-cell office:value-type="string">
            <text:p>TCM4-6T+</text:p>
          </table:table-cell>
          <table:table-cell office:value-type="string">
            <text:p>4: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1</text:p>
          </table:table-cell>
          <table:table-cell/>
          <table:table-cell office:value-type="string">
            <text:p>Analog Devices</text:p>
          </table:table-cell>
          <table:table-cell office:value-type="string">
            <text:p>AD9707BCPZ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2</text:p>
          </table:table-cell>
          <table:table-cell/>
          <table:table-cell office:value-type="string">
            <text:p>Linear Tech</text:p>
          </table:table-cell>
          <table:table-cell office:value-type="string">
            <text:p>LM1086CM-3.3#PBF</text:p>
          </table:table-cell>
          <table:table-cell/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6/17/2014</text:date>, <text:time>21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7T21:36:10.21</dc:date>
    <meta:document-statistic meta:table-count="1" meta:cell-count="130" meta:object-count="0"/>
    <meta:generator>OpenOffice/4.0.1$Win32 OpenOffice.org_project/401m5$Build-9714</meta:generator>
  </office:meta>
</office:document-meta>
</file>